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center" style:justify-single-word="false"/>
      <style:text-properties fo:font-size="16pt" officeooo:rsid="000c7389" officeooo:paragraph-rsid="000c7389" style:font-size-asian="16pt" style:font-size-complex="16pt"/>
    </style:style>
    <style:style style:name="P2" style:family="paragraph" style:parent-style-name="Standard">
      <style:paragraph-properties fo:line-height="110%" fo:text-align="center" style:justify-single-word="false"/>
      <style:text-properties fo:font-size="16pt" officeooo:rsid="000c7389" officeooo:paragraph-rsid="001a8352" style:font-size-asian="16pt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rsid="000c7389" officeooo:paragraph-rsid="000c7389"/>
    </style:style>
    <style:style style:name="P4" style:family="paragraph" style:parent-style-name="Standard">
      <style:paragraph-properties fo:line-height="110%" fo:text-align="center" style:justify-single-word="false"/>
      <style:text-properties officeooo:rsid="000c7389" officeooo:paragraph-rsid="001a90b6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officeooo:rsid="000d476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3.09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0.767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64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769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vertical-align="middle" draw:auto-grow-height="false" fo:min-height="1.642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a Sempre</text:span><text:tab/>Ministério Avivah <text:span text:style-name="T1">[ 16 ]</text:span></text:p>
      <text:p text:style-name="P1">O Universo chora</text:p>
      <text:p text:style-name="P1">O Sol se apagou</text:p>
      <text:p text:style-name="P1">Ali estava morto o Salvador</text:p>
      <text:p text:style-name="P1">Seu corpo lá na Cruz</text:p>
      <text:p text:style-name="P1">Seu sangue derramou</text:p>
      <text:p text:style-name="P1">O peso do pecado Ele levou</text:p>
      <text:p text:style-name="P1"/>
      <text:p text:style-name="P1">Deus Pai o abandonou</text:p>
      <text:p text:style-name="P1">Cessou seu respirar</text:p>
      <text:p text:style-name="P1">Em trevas encontrou o filho</text:p>
      <text:p text:style-name="P1">A guerra começou, a morte enfrentou</text:p>
      <text:p text:style-name="P1">Todo o poder das trevas vencido foi</text:p>
      <text:p text:style-name="P1"/>
      <text:p text:style-name="P1">*** A Terra estremeceu, o sepulcro se abriu</text:p>
      <text:p text:style-name="P1">E nada vencerá Seu grande amor</text:p>
      <text:p text:style-name="P1">Óh morte, onde estás,</text:p>
      <text:p text:style-name="P1">O Rei ressuscitou</text:p>
      <text:p text:style-name="P1">Ele venceu pra sempre</text:p>
      <text:p text:style-name="P1"><draw:custom-shape text:anchor-type="paragraph" draw:z-index="0" draw:style-name="gr1" draw:text-style-name="P5" svg:width="0.345cm" svg:height="3.096cm" svg:x="10.303cm" svg:y="0.51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** Pra sempre Exaltado É</text:p>
      <text:p text:style-name="P1"><draw:frame text:anchor-type="paragraph" draw:z-index="5" draw:style-name="gr4" draw:text-style-name="P6" svg:width="1.297cm" svg:height="0.519cm" svg:x="10.885cm" svg:y="0.289cm"><draw:text-box><text:p>2x Final</text:p></draw:text-box></draw:frame>Pra sempre Adorado É</text:p>
      <text:p text:style-name="P1">Pra sempre Ele vive</text:p>
      <text:p text:style-name="P1">Ressuscitou, Ressuscitou</text:p>
      <text:p text:style-name="P1"><draw:custom-shape text:anchor-type="paragraph" draw:z-index="1" draw:style-name="gr2" draw:text-style-name="P5" svg:width="0.345cm" svg:height="0.768cm" svg:x="9.139cm" svg:y="0.64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" draw:style-name="gr3" draw:text-style-name="P5" svg:width="0.345cm" svg:height="1.641cm" svg:x="9.959cm" svg:y="0.4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3" draw:style-name="gr4" draw:text-style-name="P6" svg:width="0.636cm" svg:height="0.519cm" svg:x="9.668cm" svg:y="0.025cm"><draw:text-box><text:p>3x</text:p></draw:text-box></draw:frame><draw:frame text:anchor-type="paragraph" draw:z-index="4" draw:style-name="gr4" draw:text-style-name="P6" svg:width="0.636cm" svg:height="0.519cm" svg:x="10.488cm" svg:y="0.263cm"><draw:text-box><text:p>6x</text:p></draw:text-box></draw:frame>Cantamos Aleluia</text:p>
      <text:p text:style-name="P4"><text:span text:style-name="T3">O Cordeiro venceu</text:span></text:p>
      <text:p text:style-name="P4"><text:span text:style-name="T2">Pra Sempre</text:span><text:tab/>Ministério Avivah <text:span text:style-name="T1">[ 16 ]</text:span></text:p>
      <text:p text:style-name="P2">O Universo chora</text:p>
      <text:p text:style-name="P2">O Sol se apagou</text:p>
      <text:p text:style-name="P2">Ali estava morto o Salvador</text:p>
      <text:p text:style-name="P2">Seu corpo lá na Cruz</text:p>
      <text:p text:style-name="P2">Seu sangue derramou</text:p>
      <text:p text:style-name="P2">O peso do pecado Ele levou</text:p>
      <text:p text:style-name="P2"/>
      <text:p text:style-name="P2">Deus Pai o abandonou</text:p>
      <text:p text:style-name="P2">Cessou seu respirar</text:p>
      <text:p text:style-name="P2">Em trevas encontrou o filho</text:p>
      <text:p text:style-name="P2">A guerra começou, a morte enfrentou</text:p>
      <text:p text:style-name="P2">Todo o poder das trevas vencido foi</text:p>
      <text:p text:style-name="P2"/>
      <text:p text:style-name="P2">*** A Terra estremeceu, o sepulcro se abriu</text:p>
      <text:p text:style-name="P2">E nada vencerá Seu grande amor</text:p>
      <text:p text:style-name="P2">Óh morte, onde estás,</text:p>
      <text:p text:style-name="P2">O Rei ressuscitou</text:p>
      <text:p text:style-name="P2">Ele venceu pra sempre</text:p>
      <text:p text:style-name="P2"><draw:custom-shape text:anchor-type="paragraph" draw:z-index="6" draw:style-name="gr1" draw:text-style-name="P5" svg:width="0.345cm" svg:height="3.096cm" svg:x="10.303cm" svg:y="0.51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** Pra sempre Exaltado É</text:p>
      <text:p text:style-name="P2"><draw:frame text:anchor-type="paragraph" draw:z-index="11" draw:style-name="gr4" draw:text-style-name="P6" svg:width="1.297cm" svg:height="0.519cm" svg:x="10.885cm" svg:y="0.289cm"><draw:text-box><text:p>2x Final</text:p></draw:text-box></draw:frame>Pra sempre Adorado É</text:p>
      <text:p text:style-name="P2">Pra sempre Ele vive</text:p>
      <text:p text:style-name="P2">Ressuscitou, Ressuscitou</text:p>
      <text:p text:style-name="P2"><draw:custom-shape text:anchor-type="paragraph" draw:z-index="7" draw:style-name="gr5" draw:text-style-name="P5" svg:width="0.345cm" svg:height="0.768cm" svg:x="9.139cm" svg:y="0.64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8" draw:style-name="gr6" draw:text-style-name="P5" svg:width="0.345cm" svg:height="1.641cm" svg:x="9.959cm" svg:y="0.43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9" draw:style-name="gr4" draw:text-style-name="P6" svg:width="0.636cm" svg:height="0.519cm" svg:x="9.668cm" svg:y="0.025cm"><draw:text-box><text:p>3x</text:p></draw:text-box></draw:frame><draw:frame text:anchor-type="paragraph" draw:z-index="10" draw:style-name="gr4" draw:text-style-name="P6" svg:width="0.636cm" svg:height="0.519cm" svg:x="10.488cm" svg:y="0.263cm"><draw:text-box><text:p>6x</text:p></draw:text-box></draw:frame>Cantamos Aleluia</text:p>
      <text:p text:style-name="P2">O Cordeiro venc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4:16.445619668</dc:date>
    <meta:editing-cycles>18</meta:editing-cycles>
    <meta:editing-duration>PT40M5S</meta:editing-duration>
    <meta:generator>LibreOffice/4.4.6.3$Linux_X86_64 LibreOffice_project/40m0$Build-3</meta:generator>
    <meta:document-statistic meta:table-count="0" meta:image-count="0" meta:object-count="0" meta:page-count="1" meta:paragraph-count="46" meta:word-count="206" meta:character-count="1092" meta:non-whitespace-character-count="932"/>
  </office:meta>
</office:document-meta>
</file>